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syncManagerTests.startCallableProcessingPostProcessContinueAf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AsyncManagerTests.startCallable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AsyncManagerTests.startCallableProcessingWithAsync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AsyncManagerTests.setupDefaultAsync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ManagerTests.startCallableProcessingNullIn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AsyncManagerTests.startDeferredResult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AsyncManagerTests.verifyDefaultAsync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syncManagerTests.startDeferredResultProcessingPreProc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AsyncManagerTests.startDeferredResultProcessingPostProc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yncTaskExecutor.execute( Runnable task , long star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Callable.c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Callable.StubCallabl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ManagerTests.startCallableProcessingPreProc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AsyncManagerTests.startDeferredResultProcessingBeforeConcurrentHandl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AsyncManagerTests.startCallableProcessingBeforeConcurrentHandl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AsyncManagerTests.startAsyncProcessingWithoutAsyncWeb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AsyncManagerTests.setAsyncWebRequestAfterAsync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ManagerTests.startCallableProcessingCall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AsyncManag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syncManagerTests.isConcurrentHandling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syncManagerTests.startCallableProcessingPostProc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AsyncManagerTests.startDeferredResultProcessingNull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